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2.830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Hindi"/>
    </style:style>
    <style:style style:name="ce2" style:family="table-cell" style:parent-style-name="Defaul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3">
          <table:table-cell office:value-type="float" office:value="1">
            <text:p>1</text:p>
          </table:table-cell>
          <table:table-cell office:value-type="string">
            <text:p>Circle</text:p>
          </table:table-cell>
          <table:table-cell office:value-type="string">
            <text:p>Tile_Graphics/Circles/One_Circle.png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ircle</text:p>
          </table:table-cell>
          <table:table-cell office:value-type="string">
            <text:p>Tile_Graphics/Circles/Two_Circle.png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ircle</text:p>
          </table:table-cell>
          <table:table-cell office:value-type="string">
            <text:p>Tile_Graphics/Circles/Three_Circle.png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ircle</text:p>
          </table:table-cell>
          <table:table-cell office:value-type="string">
            <text:p>Tile_Graphics/Circles/Four_Circle.png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ircle</text:p>
          </table:table-cell>
          <table:table-cell office:value-type="string">
            <text:p>Tile_Graphics/Circles/Five_Circle.png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ircle</text:p>
          </table:table-cell>
          <table:table-cell office:value-type="string">
            <text:p>Tile_Graphics/Circles/Six_Circle.png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ircle</text:p>
          </table:table-cell>
          <table:table-cell office:value-type="string">
            <text:p>Tile_Graphics/Circles/Seven_Circle.png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ircle</text:p>
          </table:table-cell>
          <table:table-cell office:value-type="string">
            <text:p>Tile_Graphics/Circles/Eight_Circle.png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ircle</text:p>
          </table:table-cell>
          <table:table-cell office:value-type="string">
            <text:p>Tile_Graphics/Circles/Nine_Circle.png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haracter</text:p>
          </table:table-cell>
          <table:table-cell office:value-type="string">
            <text:p>Tile_Graphics/Characters/One_Character.png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haracter</text:p>
          </table:table-cell>
          <table:table-cell office:value-type="string">
            <text:p>Tile_Graphics/Characters/Two_Character.png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haracter</text:p>
          </table:table-cell>
          <table:table-cell office:value-type="string">
            <text:p>Tile_Graphics/Characters/Three_Character.png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haracter</text:p>
          </table:table-cell>
          <table:table-cell office:value-type="string">
            <text:p>Tile_Graphics/Characters/Four_Character.png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haracter</text:p>
          </table:table-cell>
          <table:table-cell office:value-type="string">
            <text:p>Tile_Graphics/Characters/Five_Character.png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haracter</text:p>
          </table:table-cell>
          <table:table-cell office:value-type="string">
            <text:p>Tile_Graphics/Characters/Six_Character.png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haracter</text:p>
          </table:table-cell>
          <table:table-cell office:value-type="string">
            <text:p>Tile_Graphics/Characters/Seven_Character.png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haracter</text:p>
          </table:table-cell>
          <table:table-cell office:value-type="string">
            <text:p>Tile_Graphics/Characters/Eight_Character.png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haracter</text:p>
          </table:table-cell>
          <table:table-cell office:value-type="string">
            <text:p>Tile_Graphics/Characters/Nine_Character.png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amboo</text:p>
          </table:table-cell>
          <table:table-cell table:style-name="ce1" office:value-type="string">
            <text:p>Tile_Graphics/Bamboo/One_Bamboo.png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amboo</text:p>
          </table:table-cell>
          <table:table-cell table:style-name="ce2" office:value-type="string">
            <text:p>Tile_Graphics/Bamboo/Two_Bamboo.png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amboo</text:p>
          </table:table-cell>
          <table:table-cell table:style-name="ce1" office:value-type="string">
            <text:p>Tile_Graphics/Bamboo/Three_Bamboo.png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amboo</text:p>
          </table:table-cell>
          <table:table-cell table:style-name="ce1" office:value-type="string">
            <text:p>Tile_Graphics/Bamboo/Four_Bamboo.png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amboo</text:p>
          </table:table-cell>
          <table:table-cell table:style-name="ce1" office:value-type="string">
            <text:p>Tile_Graphics/Bamboo/Five_Bamboo.png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amboo</text:p>
          </table:table-cell>
          <table:table-cell table:style-name="ce1" office:value-type="string">
            <text:p>Tile_Graphics/Bamboo/Six_Bamboo.png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amboo</text:p>
          </table:table-cell>
          <table:table-cell table:style-name="ce1" office:value-type="string">
            <text:p>Tile_Graphics/Bamboo/Seven_Bamboo.png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Bamboo</text:p>
          </table:table-cell>
          <table:table-cell table:style-name="ce1" office:value-type="string">
            <text:p>Tile_Graphics/Bamboo/Eight_Bamboo.png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amboo</text:p>
          </table:table-cell>
          <table:table-cell table:style-name="ce1" office:value-type="string">
            <text:p>Tile_Graphics/Bamboo/Nine_Bamboo.png</text:p>
          </table:table-cell>
        </table:table-row>
        <table:table-row table:style-name="ro3">
          <table:table-cell office:value-type="string">
            <text:p>East</text:p>
          </table:table-cell>
          <table:table-cell office:value-type="string">
            <text:p>Wind</text:p>
          </table:table-cell>
          <table:table-cell table:style-name="ce1" office:value-type="string">
            <text:p>Tile_Graphics/Winds/East.png</text:p>
          </table:table-cell>
        </table:table-row>
        <table:table-row table:style-name="ro3">
          <table:table-cell office:value-type="string">
            <text:p>South</text:p>
          </table:table-cell>
          <table:table-cell office:value-type="string">
            <text:p>Wind</text:p>
          </table:table-cell>
          <table:table-cell table:style-name="ce1" office:value-type="string">
            <text:p>Tile_Graphics/Winds/South.png</text:p>
          </table:table-cell>
        </table:table-row>
        <table:table-row table:style-name="ro3">
          <table:table-cell office:value-type="string">
            <text:p>West</text:p>
          </table:table-cell>
          <table:table-cell office:value-type="string">
            <text:p>Wind</text:p>
          </table:table-cell>
          <table:table-cell table:style-name="ce1" office:value-type="string">
            <text:p>Tile_Graphics/Winds/West.png</text:p>
          </table:table-cell>
        </table:table-row>
        <table:table-row table:style-name="ro3">
          <table:table-cell office:value-type="string">
            <text:p>North</text:p>
          </table:table-cell>
          <table:table-cell office:value-type="string">
            <text:p>Wind</text:p>
          </table:table-cell>
          <table:table-cell table:style-name="ce1" office:value-type="string">
            <text:p>Tile_Graphics/Winds/North.png</text:p>
          </table:table-cell>
        </table:table-row>
        <table:table-row table:style-name="ro3">
          <table:table-cell office:value-type="string">
            <text:p>Green</text:p>
          </table:table-cell>
          <table:table-cell office:value-type="string">
            <text:p>Dragon</text:p>
          </table:table-cell>
          <table:table-cell table:style-name="ce1" office:value-type="string">
            <text:p>Tile_Graphics/Dragons/Green_Dragon.png</text:p>
          </table:table-cell>
        </table:table-row>
        <table:table-row table:style-name="ro3">
          <table:table-cell office:value-type="string">
            <text:p>Red</text:p>
          </table:table-cell>
          <table:table-cell office:value-type="string">
            <text:p>Dragon</text:p>
          </table:table-cell>
          <table:table-cell table:style-name="ce1" office:value-type="string">
            <text:p>Tile_Graphics/Dragons/Red_Dragon.png</text:p>
          </table:table-cell>
        </table:table-row>
        <table:table-row table:style-name="ro3">
          <table:table-cell office:value-type="string">
            <text:p>White</text:p>
          </table:table-cell>
          <table:table-cell office:value-type="string">
            <text:p>Dragon</text:p>
          </table:table-cell>
          <table:table-cell table:style-name="ce1" office:value-type="string">
            <text:p>Tile_Graphics/Dragons/White_Dragon.png</text:p>
          </table:table-cell>
        </table:table-row>
        <table:table-row table:style-name="ro3">
          <table:table-cell office:value-type="string">
            <text:p>Bamboo</text:p>
          </table:table-cell>
          <table:table-cell office:value-type="string">
            <text:p>Flower</text:p>
          </table:table-cell>
          <table:table-cell table:style-name="ce1" office:value-type="string">
            <text:p>Tile_Graphics/Flowers/Bamboo.png</text:p>
          </table:table-cell>
        </table:table-row>
        <table:table-row table:style-name="ro3">
          <table:table-cell office:value-type="string">
            <text:p>Chrysanthemum</text:p>
          </table:table-cell>
          <table:table-cell office:value-type="string">
            <text:p>Flower</text:p>
          </table:table-cell>
          <table:table-cell table:style-name="ce1" office:value-type="string">
            <text:p>Tile_Graphics/Flowers/Chrysanthemum.png</text:p>
          </table:table-cell>
        </table:table-row>
        <table:table-row table:style-name="ro3">
          <table:table-cell office:value-type="string">
            <text:p>Orchid</text:p>
          </table:table-cell>
          <table:table-cell office:value-type="string">
            <text:p>Flower</text:p>
          </table:table-cell>
          <table:table-cell table:style-name="ce1" office:value-type="string">
            <text:p>Tile_Graphics/Flowers/Orchid.png</text:p>
          </table:table-cell>
        </table:table-row>
        <table:table-row table:style-name="ro3">
          <table:table-cell office:value-type="string">
            <text:p>Plum</text:p>
          </table:table-cell>
          <table:table-cell office:value-type="string">
            <text:p>Flower</text:p>
          </table:table-cell>
          <table:table-cell table:style-name="ce1" office:value-type="string">
            <text:p>Tile_Graphics/Flowers/Plum.png</text:p>
          </table:table-cell>
        </table:table-row>
        <table:table-row table:style-name="ro3">
          <table:table-cell office:value-type="string">
            <text:p>Autumn</text:p>
          </table:table-cell>
          <table:table-cell office:value-type="string">
            <text:p>Season</text:p>
          </table:table-cell>
          <table:table-cell table:style-name="ce1" office:value-type="string">
            <text:p>Tile_Graphics/Seasons/Autumn.png</text:p>
          </table:table-cell>
        </table:table-row>
        <table:table-row table:style-name="ro3">
          <table:table-cell office:value-type="string">
            <text:p>Spring</text:p>
          </table:table-cell>
          <table:table-cell office:value-type="string">
            <text:p>Season</text:p>
          </table:table-cell>
          <table:table-cell table:style-name="ce1" office:value-type="string">
            <text:p>Tile_Graphics/Seasons/Spring.png</text:p>
          </table:table-cell>
        </table:table-row>
        <table:table-row table:style-name="ro3">
          <table:table-cell office:value-type="string">
            <text:p>Summer</text:p>
          </table:table-cell>
          <table:table-cell office:value-type="string">
            <text:p>Season</text:p>
          </table:table-cell>
          <table:table-cell table:style-name="ce1" office:value-type="string">
            <text:p>Tile_Graphics/Seasons/Summer.png</text:p>
          </table:table-cell>
        </table:table-row>
        <table:table-row table:style-name="ro3">
          <table:table-cell office:value-type="string">
            <text:p>Winter</text:p>
          </table:table-cell>
          <table:table-cell office:value-type="string">
            <text:p>Season</text:p>
          </table:table-cell>
          <table:table-cell table:style-name="ce1" office:value-type="string">
            <text:p>Tile_Graphics/Seasons/Winter.png</text:p>
          </table:table-cell>
        </table:table-row>
        <table:table-row table:style-name="ro3">
          <table:table-cell office:value-type="string">
            <text:p>Backwards</text:p>
          </table:table-cell>
          <table:table-cell/>
          <table:table-cell office:value-type="string">
            <text:p>Tile_Graphics/Backwards.png</text:p>
          </table:table-cell>
        </table:table-row>
        <table:table-row table:style-name="ro3" table:number-rows-repeated="104853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1204ubuntu </meta:initial-creator>
    <meta:creation-date>2012-12-09T22:45:04</meta:creation-date>
    <dc:date>2012-12-11T22:10:16</dc:date>
    <dc:creator>vm1204ubuntu </dc:creator>
    <meta:editing-duration>PT22H28M2S</meta:editing-duration>
    <meta:editing-cycles>7</meta:editing-cycles>
    <meta:generator>LibreOffice/3.5$Linux_X86_64 LibreOffice_project/350m1$Build-2</meta:generator>
    <meta:document-statistic meta:table-count="3" meta:cell-count="128" meta:object-count="0"/>
  </office:meta>
</office:document-meta>
</file>